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margin-left="1.258cm" fo:margin-right="0cm" fo:text-indent="0cm" style:auto-text-indent="false"/>
      <style:text-properties style:font-name="Times New Roman" fo:font-size="10pt" style:font-size-asian="10pt" style:font-size-complex="10pt"/>
    </style:style>
    <style:style style:name="P12" style:family="paragraph" style:parent-style-name="Text_20_body" style:list-style-name="L1">
      <style:text-properties style:font-name="Times New Roman"/>
    </style:style>
    <style:style style:name="P13" style:family="paragraph" style:parent-style-name="Text_20_body" style:list-style-name="WW8Num7">
      <style:text-properties style:font-name="Times New Roman"/>
    </style:style>
    <style:style style:name="P14" style:family="paragraph" style:parent-style-name="Text_20_body" style:list-style-name="L2">
      <style:paragraph-properties>
        <style:tab-stops/>
      </style:paragraph-properties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5" style:family="paragraph" style:parent-style-name="Text_20_body" style:list-style-name="L2">
      <style:paragraph-properties fo:margin-left="1.875cm" fo:margin-right="0cm" fo:text-indent="0cm" style:auto-text-indent="false"/>
      <style:text-properties style:font-name="Times New Roman" fo:font-size="10pt" style:font-size-asian="10pt" style:font-size-complex="10pt"/>
    </style:style>
    <style:style style:name="P16" style:family="paragraph" style:parent-style-name="Text_20_body" style:list-style-name="L2">
      <style:paragraph-properties fo:margin-left="2.536cm" fo:margin-right="0cm" fo:text-indent="0cm" style:auto-text-indent="false"/>
      <style:text-properties style:font-name="Times New Roman" fo:font-size="10pt" style:font-size-asian="10pt" style:font-size-complex="10pt"/>
    </style:style>
    <style:style style:name="P17" style:family="paragraph" style:parent-style-name="Text_20_body" style:list-style-name="L2">
      <style:paragraph-properties fo:margin-left="2.574cm" fo:margin-right="0cm" fo:text-indent="-0.649cm" style:auto-text-indent="false">
        <style:tab-stops/>
      </style:paragraph-properties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 style:list-style-name="L2">
      <style:paragraph-properties fo:margin-left="2.598cm" fo:margin-right="0cm" fo:text-indent="-0.649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9" style:family="paragraph" style:parent-style-name="Text_20_body" style:list-style-name="L2">
      <style:paragraph-properties fo:margin-left="2.598cm" fo:margin-right="0cm" fo:text-indent="-0.649cm" style:auto-text-indent="false">
        <style:tab-stops/>
      </style:paragraph-properties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0" style:family="paragraph" style:parent-style-name="Text_20_body" style:list-style-name="L2">
      <style:paragraph-properties fo:margin-left="2.429cm" fo:margin-right="0cm" fo:text-indent="-0.649cm" style:auto-text-indent="false">
        <style:tab-stops/>
      </style:paragraph-properties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1" style:family="paragraph" style:parent-style-name="Text_20_body" style:list-style-name="L2">
      <style:paragraph-properties fo:margin-left="2.284cm" fo:margin-right="0cm" fo:text-indent="-0.649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2" style:family="paragraph" style:parent-style-name="Text_20_body" style:list-style-name="L2">
      <style:paragraph-properties fo:margin-left="2.214cm" fo:margin-right="0cm" fo:text-indent="-0.649cm" style:auto-text-indent="false">
        <style:tab-stops/>
      </style:paragraph-properties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3" style:family="paragraph" style:parent-style-name="Text_20_body" style:list-style-name="L2">
      <style:paragraph-properties fo:margin-left="0cm" fo:margin-right="0cm" fo:text-indent="0cm" style:auto-text-indent="false"/>
      <style:text-properties style:font-name="Times New Roman" fo:font-size="10pt" style:font-size-asian="10pt" style:font-size-complex="10pt"/>
    </style:style>
    <style:style style:name="P24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5" style:family="paragraph" style:parent-style-name="Heading_20_2">
      <style:text-properties style:font-name="Times New Roman"/>
    </style:style>
    <style:style style:name="P26" style:family="paragraph" style:parent-style-name="Heading_20_2">
      <style:text-properties style:font-name="Times New Roman" style:language-complex="ar" style:country-complex="SA"/>
    </style:style>
    <style:style style:name="P27" style:family="paragraph" style:parent-style-name="Heading_20_1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pt" fo:country="BR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emória Virtual<text:line-break/>Caso de Uso: Limpar Pendências</text:p>
      <text:h text:style-name="P27" text:outline-level="1">Breve Descrição</text:h>
      <text:p text:style-name="P10">Para melhor entendimento desse caso está sendo criado um ator fictício. O ator fictício “<text:span text:style-name="T8">Tempo</text:span>”, este atua em cooperação com o <text:span text:style-name="T4">relógio</text:span> do sistema que é interno ao sistema ”Memoria Virtual”, atua como sentinela. O mesmo tem por finalidade analisar todos os Casos de Uso que enviam Convite/Notificação ao <text:span text:style-name="T4">usuário</text:span>, isto é, cada um de acordo com a sua finalidade. <text:span text:style-name="T8">Tempo</text:span> atuará todos os dias, verificandos os <text:s/>emails no sistema e<text:span text:style-name="T6"> caso verificado que o “Prazo de Validade” expirou, é realizada a exclusão desses dados no Sistema. </text:span></text:p>
      <text:h text:style-name="P27" text:outline-level="1">Breve Descrição dos Atores</text:h>
      <text:h text:style-name="P26" text:outline-level="2" text:is-list-header="true">-<text:span text:style-name="T7"> </text:span><text:span text:style-name="T9">Tempo </text:span><text:span text:style-name="T10">( o Sistema ): Tem permissão para analisar o Banco de Dados que contém os emails enviados pelo sistema aos </text:span><text:span text:style-name="T5">usuários.</text:span></text:h>
      <text:h text:style-name="P27" text:outline-level="1">Pré-condições</text:h>
      <text:list xml:id="list7314208558771102285" text:style-name="L1">
        <text:list-item>
          <text:p text:style-name="P12">relógio do sistema atualizado e operando.</text:p>
        </text:list-item>
      </text:list>
      <text:h text:style-name="P27" text:outline-level="1">Fluxo Básico de eventos</text:h>
      <text:list xml:id="list3441339425532405644" text:style-name="WW8Num7">
        <text:list-item>
          <text:p text:style-name="P13"><text:span text:style-name="T8">Tempo</text:span> atuará no sistema a cada virada de dia de acordo com o calendário, um dia tem 24 horas. O mesmo sendo notificado, notificação ocorre a cada mudança de dia, é imediato a realização da análise de todo email Convite/Notificação enviado pelo ou para o Administrador/Gerente.</text:p>
        </text:list-item>
        <text:list-item>
          <text:p text:style-name="P13"><text:span text:style-name="T8">Tempo</text:span> constatando que o prazo de validade do email em analise expirou, é realizado a exclusão dessa informação do sistema. Essa analise realiza-se para todos emails registrados no sistema.</text:p>
        </text:list-item>
        <text:list-item>
          <text:p text:style-name="P13">O caso de uso termina. </text:p>
        </text:list-item>
      </text:list>
      <text:h text:style-name="P27" text:outline-level="1">Fluxos Alternativos</text:h>
      <text:h text:style-name="P25" text:outline-level="2" text:is-list-header="true">Fluxo Alternativo 1</text:h>
      <text:p text:style-name="P9">Se no passo 1 do Fluxo Básico, não há nenhum evento de Convite/Notificação enviado a algum usuário, sistema de verificação hiberna.</text:p>
      <text:list xml:id="list2831098521093298768" text:style-name="L2">
        <text:list-item>
          <text:p text:style-name="P15">Prazo de Validade em vigência, é realizado a verificação do tipo de evento: Convite ou <text:s text:c="10"/>Notificação.</text:p>
          <text:p text:style-name="P16">1.1. <text:s/>Caso de Uso - “CDU 01”, Convite mantido no Banco de Dados do Sistema. Mas caso ja tenha realizado o cadastro, este convite é removido do Banco pelo Sistema.</text:p>
          <text:p text:style-name="P17">1.2. Caso de Uso - “CDU 03”, Notificação enviada ao segundo Administrador/Gerente <text:s/>é mantido no Banco de Dados. Mas caso ja tenha confirmado a exclusão, email é removido do Banco pelo Sistema.</text:p>
          <text:p text:style-name="P18">1.3. Caso de Uso - “CDU 05”, <text:span text:style-name="T11">Notificação enviada ao segundo Administrador/Gerente é mantido no Banco de Dados. Mas caso ja tenha confirmado a reedição do cadastro, email é removido do Banco pelo Sistema.</text:span></text:p>
          <text:p text:style-name="P19">1.4. Caso de Uso - “CDU 07”, Notificação enviada ao segundo Administrador/Gerente é mantido no Banco de Dados. <text:s/>Mas caso ja tenha confirmado a exclusão da Instituição, email é removido do Banco pelo Sistema.</text:p>
          <text:p text:style-name="P19"><text:soft-page-break/>1.5. Caso de Uso - “CDU 12” Notificação enviada ao Administrador/ Gerente é mantida no Banco de Dados. Mas caso já tenha confirmado ou cancelado a exclusão do Bem Patrimonial, email é removido do Banco pelo Sistema.</text:p>
          <text:p text:style-name="P14"/>
        </text:list-item>
      </text:list>
      <text:h text:style-name="P25" text:outline-level="2" text:is-list-header="true">Fluxo Alternativo 2</text:h>
      <text:p text:style-name="P11">Se no passo 2 do Fluxo Básico, após analisado a informação “Prazo de Validade” do email, sentinela atuará da seguinte forma:</text:p>
      <text:list xml:id="list36551860" text:continue-numbering="true" text:style-name="L2">
        <text:list-item>
          <text:p text:style-name="P15">Prazo de Validade expirado, é realizado a verificação do tipo de evento: Convite ou Notificação.</text:p>
          <text:p text:style-name="P16">2.1. <text:s/>Caso de Uso - “CDU 01”, caso o usuário não faça seu cadastro, dentro do prazo, seu Convite será excluido do Banco de Dados do Sistema.</text:p>
          <text:p text:style-name="P20">2.2. Caso de Uso - “CDU 03”, caso <text:s/>a Notificação enviada ao segundo Administrador/Gerente não tenha sido confirmado, o sistema <text:s/>modifica o status do Usuario a ser excluido para “Ativo”. Os dados deste volta a visão do sistema, ou seja, pode ser realizado qualquer <text:s/>manipulação das informações, o email notificação é removido do Banco pelo Sistema.</text:p>
          <text:p text:style-name="P21">2.3. Caso de Uso - “CDU 05”, <text:s/><text:span text:style-name="T11">caso <text:s/>a Notificação enviada ao segundo Administrador/Gerente não tenha sido confirmado, o sistema <text:s/>não realiza a modificação do Usuario que teve seu cadastro reeditado. Os dados antigos, anterior a reedição, <text:s/>volta a visão do sistema, ou seja, pode ser realizado qualquer manipulação das informações, o email notificação é removido do Banco pelo Sistema.</text:span></text:p>
          <text:p text:style-name="P22">2.4. Caso de Uso - “CDU 07”, <text:s/>caso <text:s/>a Notificação enviada ao segundo Administrador/Gerente não tenha sido confirmado, o sistema realiza a modificação do status da Instituição para “Ativo”, cancela a exclusão. Os dados deste volta a visão do sistema, ou seja, pode ser realizado qualquer manipulação das informações, o email notificação é removido do Banco pelo Sistema.</text:p>
          <text:p text:style-name="P22">2.5. Caso de Uso - “CDU 12”, caso a Notificação enviada ao Administrador/Gerente não tenha sido confirmada, o sistema realiza a modificação do status do Bem Patrimonial para “Ativo”, cancela a exclusão. Os dados deste volta a visão do sistema, ou seja, pode ser realizada qualquer manipulação das informações, o email de notificação é removido do Banco pelo Sistema.</text:p>
          <text:p text:style-name="P23"/>
        </text:list-item>
      </text:list>
      <text:h text:style-name="P27" text:outline-level="1" text:is-list-header="true">Pós-condições</text:h>
      <text:p text:style-name="P6"><text:tab/>Fluxo Alternativo <text:s/>1: <text:s/><text:span text:style-name="T3">Não ocorre alteração na base de dados do sistema.</text:span></text:p>
      <text:p text:style-name="P6"><text:tab/>Fluxo Alternativo <text:s/>2: Sentinela esta operando no sistema, verificação diaria.</text:p>
      <text:h text:style-name="P27" text:outline-level="1">Requisitos especiais</text:h>
      <text:p text:style-name="P9">Segurança: Manter sempre em operação e atualizado o fuso horário do sistema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393cm" fo:margin-left="-0.145cm" fo:margin-right="-0.009cm" table:align="margins" style:writing-mode="lr-tb"/>
    </style:style>
    <style:style style:name="Tabela2.A" style:family="table-column">
      <style:table-column-properties style:column-width="1.804cm" style:rel-column-width="7682*"/>
    </style:style>
    <style:style style:name="Tabela2.B" style:family="table-column">
      <style:table-column-properties style:column-width="10.559cm" style:rel-column-width="44951*"/>
    </style:style>
    <style:style style:name="Tabela2.C" style:family="table-column">
      <style:table-column-properties style:column-width="3.03cm" style:rel-column-width="12902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- <text:s/>CDU 02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4"><text:s text:c="2"/>Data: <text:s/>02/04/2014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5">Confidencial </text:p>
            </table:table-cell>
            <table:table-cell table:style-name="Tabela1.A1" office:value-type="string">
              <text:p text:style-name="MP2">ICMC – USP, 2014</text:p>
            </table:table-cell>
            <table:table-cell table:style-name="Tabela1.A1" office:value-type="string">
              <text:p text:style-name="MP6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48</meta:editing-cycles>
    <meta:editing-duration>P1DT1H27M17S</meta:editing-duration>
    <meta:generator>OpenOffice/4.0.1$Win32 OpenOffice.org_project/401m5$Build-9714</meta:generator>
    <dc:date>2014-04-02T16:38:33.47</dc:date>
    <meta:document-statistic meta:table-count="2" meta:image-count="1" meta:object-count="0" meta:page-count="2" meta:paragraph-count="40" meta:word-count="796" meta:character-count="4817"/>
    <dc:creator>Julio Polzato</dc:creator>
  </office:meta>
</office:document-meta>
</file>